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fill-color="#000000" draw:textarea-horizontal-align="justify" draw:textarea-vertical-align="middle" draw:auto-grow-height="false" fo:min-height="2.932cm" fo:min-width="2.682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9cm" svg:x="26.2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7cm" svg:y1="15.755cm" svg:x2="10.9cm" svg:y2="15.815cm" draw:start-shape="id1" draw:start-glue-point="1" draw:end-shape="id2" draw:end-glue-point="3" svg:d="M8700 15755l2200 60" svg:viewBox="0 0 2201 61">
          <text:p/>
        </draw:connector>
        <draw:connector draw:style-name="gr4" draw:text-style-name="P1" draw:layer="layout" draw:type="line" svg:x1="11.3cm" svg:y1="15.815cm" svg:x2="13.5cm" svg:y2="15.826cm" draw:start-shape="id2" draw:start-glue-point="1" draw:end-shape="id3" draw:end-glue-point="3" svg:d="M11300 15815l2200 11" svg:viewBox="0 0 2201 12">
          <text:p/>
        </draw:connector>
        <draw:connector draw:style-name="gr4" draw:text-style-name="P1" draw:layer="layout" draw:type="line" svg:x1="13.9cm" svg:y1="15.826cm" svg:x2="16.1cm" svg:y2="15.815cm" draw:start-shape="id3" draw:start-glue-point="1" draw:end-shape="id4" draw:end-glue-point="3" svg:d="M13900 15826l2200-11" svg:viewBox="0 0 2201 12">
          <text:p/>
        </draw:connector>
        <draw:connector draw:style-name="gr4" draw:text-style-name="P1" draw:layer="layout" draw:type="line" svg:x1="13.9cm" svg:y1="15.826cm" svg:x2="16.1cm" svg:y2="14.544cm" draw:start-shape="id3" draw:start-glue-point="1" draw:end-shape="id5" draw:end-glue-point="3" svg:d="M13900 15826l2200-1282" svg:viewBox="0 0 2201 1283">
          <text:p/>
        </draw:connector>
        <draw:connector draw:style-name="gr4" draw:text-style-name="P1" draw:layer="layout" draw:type="line" svg:x1="13.9cm" svg:y1="15.826cm" svg:x2="16.1cm" svg:y2="17.085cm" draw:start-shape="id3" draw:start-glue-point="1" draw:end-shape="id6" draw:end-glue-point="3" svg:d="M13900 15826l2200 1259" svg:viewBox="0 0 2201 1260">
          <text:p/>
        </draw:connector>
        <draw:connector draw:style-name="gr4" draw:text-style-name="P1" draw:layer="layout" draw:type="line" svg:x1="16.5cm" svg:y1="14.544cm" svg:x2="18.7cm" svg:y2="13.255cm" draw:start-shape="id5" draw:start-glue-point="1" draw:end-shape="id7" draw:end-glue-point="3" svg:d="M16500 14544l2200-1289" svg:viewBox="0 0 2201 1290">
          <text:p/>
        </draw:connector>
        <draw:connector draw:style-name="gr4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4" draw:text-style-name="P1" draw:layer="layout" draw:type="line" svg:x1="16.5cm" svg:y1="14.544cm" svg:x2="18.7cm" svg:y2="15.815cm" draw:start-shape="id5" draw:start-glue-point="1" draw:end-shape="id9" draw:end-glue-point="3" svg:d="M16500 14544l2200 1271" svg:viewBox="0 0 2201 1272">
          <text:p/>
        </draw:connector>
        <draw:connector draw:style-name="gr4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4" draw:text-style-name="P1" draw:layer="layout" draw:type="line" svg:x1="16.5cm" svg:y1="15.815cm" svg:x2="18.7cm" svg:y2="14.544cm" draw:start-shape="id4" draw:start-glue-point="1" draw:end-shape="id8" draw:end-glue-point="3" svg:d="M16500 15815l2200-1271" svg:viewBox="0 0 2201 1272">
          <text:p/>
        </draw:connector>
        <draw:connector draw:style-name="gr4" draw:text-style-name="P1" draw:layer="layout" draw:type="line" svg:x1="16.5cm" svg:y1="15.815cm" svg:x2="18.7cm" svg:y2="17.085cm" draw:start-shape="id4" draw:start-glue-point="1" draw:end-shape="id10" draw:end-glue-point="3" svg:d="M16500 15815l2200 1270" svg:viewBox="0 0 2201 1271">
          <text:p/>
        </draw:connector>
        <draw:connector draw:style-name="gr4" draw:text-style-name="P1" draw:layer="layout" draw:type="line" svg:x1="16.5cm" svg:y1="17.085cm" svg:x2="18.7cm" svg:y2="15.815cm" draw:start-shape="id6" draw:start-glue-point="1" draw:end-shape="id9" draw:end-glue-point="3" svg:d="M16500 17085l2200-1270" svg:viewBox="0 0 2201 1271">
          <text:p/>
        </draw:connector>
        <draw:connector draw:style-name="gr4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4" draw:text-style-name="P1" draw:layer="layout" draw:type="line" svg:x1="16.5cm" svg:y1="17.085cm" svg:x2="18.7cm" svg:y2="18.355cm" draw:start-shape="id6" draw:start-glue-point="1" draw:end-shape="id11" draw:end-glue-point="3" svg:d="M16500 17085l2200 1270" svg:viewBox="0 0 2201 1271">
          <text:p/>
        </draw:connector>
        <draw:connector draw:style-name="gr4" draw:text-style-name="P1" draw:layer="layout" draw:type="line" svg:x1="19.1cm" svg:y1="13.255cm" svg:x2="21.3cm" svg:y2="13.166cm" draw:start-shape="id7" draw:start-glue-point="1" draw:end-shape="id12" draw:end-glue-point="3" svg:d="M19100 13255l2200-89" svg:viewBox="0 0 2201 90">
          <text:p/>
        </draw:connector>
        <draw:connector draw:style-name="gr4" draw:text-style-name="P1" draw:layer="layout" draw:type="line" svg:x1="19.1cm" svg:y1="13.255cm" svg:x2="21.3cm" svg:y2="11.855cm" draw:start-shape="id7" draw:start-glue-point="1" draw:end-shape="id13" draw:end-glue-point="3" svg:d="M19100 13255l2200-1400" svg:viewBox="0 0 2201 1401">
          <text:p/>
        </draw:connector>
        <draw:connector draw:style-name="gr4" draw:text-style-name="P1" draw:layer="layout" draw:type="line" svg:x1="19.1cm" svg:y1="13.255cm" svg:x2="21.3cm" svg:y2="14.455cm" draw:start-shape="id7" draw:start-glue-point="1" draw:end-shape="id14" draw:end-glue-point="3" svg:d="M19100 13255l2200 1200" svg:viewBox="0 0 2201 1201">
          <text:p/>
        </draw:connector>
        <draw:connector draw:style-name="gr4" draw:text-style-name="P1" draw:layer="layout" draw:type="line" svg:x1="19.1cm" svg:y1="14.544cm" svg:x2="21.3cm" svg:y2="13.166cm" draw:start-shape="id8" draw:start-glue-point="1" draw:end-shape="id12" draw:end-glue-point="3" svg:d="M19100 14544l2200-1378" svg:viewBox="0 0 2201 1379">
          <text:p/>
        </draw:connector>
        <draw:connector draw:style-name="gr4" draw:text-style-name="P1" draw:layer="layout" draw:type="line" svg:x1="19.1cm" svg:y1="14.544cm" svg:x2="21.3cm" svg:y2="14.455cm" draw:start-shape="id8" draw:start-glue-point="1" draw:end-shape="id14" draw:end-glue-point="3" svg:d="M19100 14544l2200-89" svg:viewBox="0 0 2201 90">
          <text:p/>
        </draw:connector>
        <draw:connector draw:style-name="gr4" draw:text-style-name="P1" draw:layer="layout" draw:type="line" svg:x1="19.1cm" svg:y1="14.544cm" svg:x2="21.3cm" svg:y2="15.726cm" draw:start-shape="id8" draw:start-glue-point="1" draw:end-shape="id15" draw:end-glue-point="3" svg:d="M19100 14544l2200 1182" svg:viewBox="0 0 2201 1183">
          <text:p/>
        </draw:connector>
        <draw:connector draw:style-name="gr4" draw:text-style-name="P1" draw:layer="layout" draw:type="line" svg:x1="19.1cm" svg:y1="15.815cm" svg:x2="21.3cm" svg:y2="15.726cm" draw:start-shape="id9" draw:start-glue-point="1" draw:end-shape="id15" draw:end-glue-point="3" svg:d="M19100 15815l2200-89" svg:viewBox="0 0 2201 90">
          <text:p/>
        </draw:connector>
        <draw:connector draw:style-name="gr4" draw:text-style-name="P1" draw:layer="layout" draw:type="line" svg:x1="19.1cm" svg:y1="15.815cm" svg:x2="21.3cm" svg:y2="14.455cm" draw:start-shape="id9" draw:start-glue-point="1" draw:end-shape="id14" draw:end-glue-point="3" svg:d="M19100 15815l2200-1360" svg:viewBox="0 0 2201 1361">
          <text:p/>
        </draw:connector>
        <draw:connector draw:style-name="gr4" draw:text-style-name="P1" draw:layer="layout" draw:type="line" svg:x1="19.1cm" svg:y1="15.815cm" svg:x2="21.3cm" svg:y2="16.996cm" draw:start-shape="id9" draw:start-glue-point="1" draw:end-shape="id16" draw:end-glue-point="3" svg:d="M19100 15815l2200 1181" svg:viewBox="0 0 2201 1182">
          <text:p/>
        </draw:connector>
        <draw:connector draw:style-name="gr4" draw:text-style-name="P1" draw:layer="layout" draw:type="line" svg:x1="19.1cm" svg:y1="17.085cm" svg:x2="21.3cm" svg:y2="16.996cm" draw:start-shape="id10" draw:start-glue-point="1" draw:end-shape="id16" draw:end-glue-point="3" svg:d="M19100 17085l2200-89" svg:viewBox="0 0 2201 90">
          <text:p/>
        </draw:connector>
        <draw:connector draw:style-name="gr4" draw:text-style-name="P1" draw:layer="layout" draw:type="line" svg:x1="19.1cm" svg:y1="18.355cm" svg:x2="21.3cm" svg:y2="16.996cm" draw:start-shape="id11" draw:start-glue-point="1" draw:end-shape="id16" draw:end-glue-point="3" svg:d="M19100 18355l2200-1359" svg:viewBox="0 0 2201 1360">
          <text:p/>
        </draw:connector>
        <draw:connector draw:style-name="gr4" draw:text-style-name="P1" draw:layer="layout" draw:type="line" svg:x1="19.1cm" svg:y1="18.355cm" svg:x2="21.3cm" svg:y2="19.555cm" draw:start-shape="id11" draw:start-glue-point="1" draw:end-shape="id17" draw:end-glue-point="3" svg:d="M19100 18355l2200 1200" svg:viewBox="0 0 2201 1201">
          <text:p/>
        </draw:connector>
        <draw:connector draw:style-name="gr4" draw:text-style-name="P1" draw:layer="layout" draw:type="line" svg:x1="21.7cm" svg:y1="19.555cm" svg:x2="23.8cm" svg:y2="20.855cm" draw:start-shape="id17" draw:start-glue-point="1" draw:end-shape="id18" draw:end-glue-point="3" svg:d="M21700 19555l2100 1300" svg:viewBox="0 0 2101 1301">
          <text:p/>
        </draw:connector>
        <draw:connector draw:style-name="gr4" draw:text-style-name="P1" draw:layer="layout" draw:type="line" svg:x1="24.2cm" svg:y1="20.855cm" svg:x2="26.2cm" svg:y2="22.455cm" draw:start-shape="id18" draw:start-glue-point="1" draw:end-shape="id19" draw:end-glue-point="3" svg:d="M24200 20855l2000 1600" svg:viewBox="0 0 2001 1601">
          <text:p/>
        </draw:connector>
        <draw:connector draw:style-name="gr4" draw:text-style-name="P1" draw:layer="layout" draw:type="line" svg:x1="26.6cm" svg:y1="22.455cm" svg:x2="28.4cm" svg:y2="24.145cm" draw:start-shape="id19" draw:start-glue-point="1" draw:end-shape="id20" draw:end-glue-point="3" svg:d="M26600 22455l1800 1690" svg:viewBox="0 0 1801 1691">
          <text:p/>
        </draw:connector>
        <draw:connector draw:style-name="gr4" draw:text-style-name="P1" draw:layer="layout" draw:type="line" svg:x1="24.2cm" svg:y1="24.455cm" svg:x2="26.2cm" svg:y2="22.455cm" draw:start-shape="id21" draw:start-glue-point="1" draw:end-shape="id19" draw:end-glue-point="3" svg:d="M24200 24455l2000-2000" svg:viewBox="0 0 2001 2001">
          <text:p/>
        </draw:connector>
        <draw:connector draw:style-name="gr4" draw:text-style-name="P1" draw:layer="layout" draw:type="line" svg:x1="21.7cm" svg:y1="16.996cm" svg:x2="23.8cm" svg:y2="16.996cm" draw:start-shape="id16" draw:start-glue-point="1" draw:end-shape="id22" draw:end-glue-point="3" svg:d="M21700 16996h2100" svg:viewBox="0 0 2101 1">
          <text:p/>
        </draw:connector>
        <draw:connector draw:style-name="gr4" draw:text-style-name="P1" draw:layer="layout" draw:type="line" svg:x1="21.7cm" svg:y1="16.996cm" svg:x2="23.8cm" svg:y2="15.726cm" draw:start-shape="id16" draw:start-glue-point="1" draw:end-shape="id23" draw:end-glue-point="3" svg:d="M21700 16996l2100-1270" svg:viewBox="0 0 2101 1271">
          <text:p/>
        </draw:connector>
        <draw:connector draw:style-name="gr4" draw:text-style-name="P1" draw:layer="layout" draw:type="line" svg:x1="21.7cm" svg:y1="16.996cm" svg:x2="23.8cm" svg:y2="18.266cm" draw:start-shape="id16" draw:start-glue-point="1" draw:end-shape="id24" draw:end-glue-point="3" svg:d="M21700 16996l2100 1270" svg:viewBox="0 0 2101 1271">
          <text:p/>
        </draw:connector>
        <draw:connector draw:style-name="gr4" draw:text-style-name="P1" draw:layer="layout" draw:type="line" svg:x1="21.7cm" svg:y1="15.726cm" svg:x2="23.8cm" svg:y2="15.726cm" draw:start-shape="id15" draw:start-glue-point="1" draw:end-shape="id23" draw:end-glue-point="3" svg:d="M21700 15726h2100" svg:viewBox="0 0 2101 1">
          <text:p/>
        </draw:connector>
        <draw:connector draw:style-name="gr4" draw:text-style-name="P1" draw:layer="layout" draw:type="line" svg:x1="21.7cm" svg:y1="15.726cm" svg:x2="23.8cm" svg:y2="16.996cm" draw:start-shape="id15" draw:start-glue-point="1" draw:end-shape="id22" draw:end-glue-point="3" svg:d="M21700 15726l2100 1270" svg:viewBox="0 0 2101 1271">
          <text:p/>
        </draw:connector>
        <draw:connector draw:style-name="gr4" draw:text-style-name="P1" draw:layer="layout" draw:type="line" svg:x1="21.7cm" svg:y1="15.726cm" svg:x2="23.8cm" svg:y2="14.455cm" draw:start-shape="id15" draw:start-glue-point="1" draw:end-shape="id25" draw:end-glue-point="3" svg:d="M21700 15726l2100-1271" svg:viewBox="0 0 2101 1272">
          <text:p/>
        </draw:connector>
        <draw:connector draw:style-name="gr4" draw:text-style-name="P1" draw:layer="layout" draw:type="line" svg:x1="21.7cm" svg:y1="14.455cm" svg:x2="23.8cm" svg:y2="15.726cm" draw:start-shape="id14" draw:start-glue-point="1" draw:end-shape="id23" draw:end-glue-point="3" svg:d="M21700 14455l2100 1271" svg:viewBox="0 0 2101 1272">
          <text:p/>
        </draw:connector>
        <draw:connector draw:style-name="gr4" draw:text-style-name="P1" draw:layer="layout" draw:type="line" svg:x1="21.7cm" svg:y1="14.455cm" svg:x2="23.8cm" svg:y2="14.455cm" draw:start-shape="id14" draw:start-glue-point="1" draw:end-shape="id25" draw:end-glue-point="3" svg:d="M21700 14455h2100" svg:viewBox="0 0 2101 1">
          <text:p/>
        </draw:connector>
        <draw:connector draw:style-name="gr4" draw:text-style-name="P1" draw:layer="layout" draw:type="line" svg:x1="21.7cm" svg:y1="14.455cm" svg:x2="23.8cm" svg:y2="13.166cm" draw:start-shape="id14" draw:start-glue-point="1" draw:end-shape="id26" draw:end-glue-point="3" svg:d="M21700 14455l2100-1289" svg:viewBox="0 0 2101 1290">
          <text:p/>
        </draw:connector>
        <draw:connector draw:style-name="gr4" draw:text-style-name="P1" draw:layer="layout" draw:type="line" svg:x1="21.7cm" svg:y1="13.166cm" svg:x2="23.8cm" svg:y2="13.166cm" draw:start-shape="id12" draw:start-glue-point="1" draw:end-shape="id26" draw:end-glue-point="3" svg:d="M21700 13166h2100" svg:viewBox="0 0 2101 1">
          <text:p/>
        </draw:connector>
        <draw:connector draw:style-name="gr4" draw:text-style-name="P1" draw:layer="layout" draw:type="line" svg:x1="21.7cm" svg:y1="13.166cm" svg:x2="23.8cm" svg:y2="14.455cm" draw:start-shape="id12" draw:start-glue-point="1" draw:end-shape="id25" draw:end-glue-point="3" svg:d="M21700 13166l2100 1289" svg:viewBox="0 0 2101 1290">
          <text:p/>
        </draw:connector>
        <draw:connector draw:style-name="gr4" draw:text-style-name="P1" draw:layer="layout" draw:type="line" svg:x1="21.7cm" svg:y1="13.166cm" svg:x2="23.8cm" svg:y2="11.855cm" draw:start-shape="id12" draw:start-glue-point="1" draw:end-shape="id27" draw:end-glue-point="3" svg:d="M21700 13166l2100-1311" svg:viewBox="0 0 2101 1312">
          <text:p/>
        </draw:connector>
        <draw:connector draw:style-name="gr4" draw:text-style-name="P1" draw:layer="layout" draw:type="line" svg:x1="21.7cm" svg:y1="11.855cm" svg:x2="23.8cm" svg:y2="13.166cm" draw:start-shape="id13" draw:start-glue-point="1" draw:end-shape="id26" draw:end-glue-point="3" svg:d="M21700 11855l2100 1311" svg:viewBox="0 0 2101 1312">
          <text:p/>
        </draw:connector>
        <draw:connector draw:style-name="gr4" draw:text-style-name="P1" draw:layer="layout" draw:type="line" svg:x1="21.7cm" svg:y1="11.855cm" svg:x2="23.8cm" svg:y2="11.855cm" draw:start-shape="id13" draw:start-glue-point="1" draw:end-shape="id27" draw:end-glue-point="3" svg:d="M21700 11855h2100" svg:viewBox="0 0 2101 1">
          <text:p/>
        </draw:connector>
        <draw:connector draw:style-name="gr4" draw:text-style-name="P1" draw:layer="layout" draw:type="line" svg:x1="21.7cm" svg:y1="11.855cm" svg:x2="23.8cm" svg:y2="10.544cm" draw:start-shape="id13" draw:start-glue-point="1" draw:end-shape="id28" draw:end-glue-point="3" svg:d="M21700 11855l2100-1311" svg:viewBox="0 0 2101 1312">
          <text:p/>
        </draw:connector>
        <draw:connector draw:style-name="gr4" draw:text-style-name="P1" draw:layer="layout" draw:type="line" svg:x1="21.7cm" svg:y1="10.544cm" svg:x2="23.8cm" svg:y2="11.855cm" draw:start-shape="id29" draw:start-glue-point="1" draw:end-shape="id27" draw:end-glue-point="3" svg:d="M21700 10544l2100 1311" svg:viewBox="0 0 2101 1312">
          <text:p/>
        </draw:connector>
        <draw:connector draw:style-name="gr4" draw:text-style-name="P1" draw:layer="layout" draw:type="line" svg:x1="21.7cm" svg:y1="10.544cm" svg:x2="23.8cm" svg:y2="10.544cm" draw:start-shape="id29" draw:start-glue-point="1" draw:end-shape="id28" draw:end-glue-point="3" svg:d="M21700 10544h2100" svg:viewBox="0 0 2101 1">
          <text:p/>
        </draw:connector>
        <draw:connector draw:style-name="gr4" draw:text-style-name="P1" draw:layer="layout" draw:type="line" svg:x1="21.7cm" svg:y1="10.544cm" svg:x2="23.8cm" svg:y2="9.274cm" draw:start-shape="id29" draw:start-glue-point="1" draw:end-shape="id30" draw:end-glue-point="3" svg:d="M21700 10544l2100-1270" svg:viewBox="0 0 2101 1271">
          <text:p/>
        </draw:connector>
        <draw:connector draw:style-name="gr4" draw:text-style-name="P1" draw:layer="layout" draw:type="line" svg:x1="21.7cm" svg:y1="9.274cm" svg:x2="23.8cm" svg:y2="10.544cm" draw:start-shape="id31" draw:start-glue-point="1" draw:end-shape="id28" draw:end-glue-point="3" svg:d="M21700 9274l2100 1270" svg:viewBox="0 0 2101 1271">
          <text:p/>
        </draw:connector>
        <draw:connector draw:style-name="gr4" draw:text-style-name="P1" draw:layer="layout" draw:type="line" svg:x1="21.7cm" svg:y1="9.274cm" svg:x2="23.8cm" svg:y2="9.274cm" draw:start-shape="id31" draw:start-glue-point="1" draw:end-shape="id30" draw:end-glue-point="3" svg:d="M21700 9274h2100" svg:viewBox="0 0 2101 1">
          <text:p/>
        </draw:connector>
        <draw:connector draw:style-name="gr4" draw:text-style-name="P1" draw:layer="layout" draw:type="line" svg:x1="21.7cm" svg:y1="9.274cm" svg:x2="23.8cm" svg:y2="7.855cm" draw:start-shape="id31" draw:start-glue-point="1" draw:end-shape="id32" draw:end-glue-point="3" svg:d="M21700 9274l2100-1419" svg:viewBox="0 0 2101 1420">
          <text:p/>
        </draw:connector>
        <draw:connector draw:style-name="gr4" draw:text-style-name="P1" draw:layer="layout" draw:type="line" svg:x1="21.7cm" svg:y1="8.004cm" svg:x2="23.8cm" svg:y2="7.855cm" draw:start-shape="id33" draw:start-glue-point="1" draw:end-shape="id32" draw:end-glue-point="3" svg:d="M21700 8004l2100-149" svg:viewBox="0 0 2101 150">
          <text:p/>
        </draw:connector>
        <draw:connector draw:style-name="gr4" draw:text-style-name="P1" draw:layer="layout" draw:type="line" svg:x1="21.7cm" svg:y1="8.004cm" svg:x2="23.8cm" svg:y2="9.166cm" draw:start-shape="id33" draw:start-glue-point="1" draw:end-shape="id34" draw:end-glue-point="3" svg:d="M21700 8004l2100 1162" svg:viewBox="0 0 2101 1163">
          <text:p/>
        </draw:connector>
        <draw:connector draw:style-name="gr4" draw:text-style-name="P1" draw:layer="layout" draw:type="line" svg:x1="21.7cm" svg:y1="8.004cm" svg:x2="23.8cm" svg:y2="6.544cm" draw:start-shape="id33" draw:start-glue-point="1" draw:end-shape="id35" draw:end-glue-point="3" svg:d="M21700 8004l2100-1460" svg:viewBox="0 0 2101 1461">
          <text:p/>
        </draw:connector>
        <draw:connector draw:style-name="gr4" draw:text-style-name="P1" draw:layer="layout" draw:type="line" svg:x1="21.7cm" svg:y1="6.733cm" svg:x2="23.8cm" svg:y2="6.544cm" draw:start-shape="id36" draw:start-glue-point="1" draw:end-shape="id35" draw:end-glue-point="3" svg:d="M21700 6733l2100-189" svg:viewBox="0 0 2101 190">
          <text:p/>
        </draw:connector>
        <draw:connector draw:style-name="gr4" draw:text-style-name="P1" draw:layer="layout" draw:type="line" svg:x1="21.7cm" svg:y1="6.733cm" svg:x2="23.8cm" svg:y2="7.855cm" draw:start-shape="id36" draw:start-glue-point="1" draw:end-shape="id32" draw:end-glue-point="3" svg:d="M21700 6733l2100 1122" svg:viewBox="0 0 2101 1123">
          <text:p/>
        </draw:connector>
        <draw:connector draw:style-name="gr4" draw:text-style-name="P1" draw:layer="layout" draw:type="line" svg:x1="21.7cm" svg:y1="5.444cm" svg:x2="23.8cm" svg:y2="6.544cm" draw:start-shape="id37" draw:start-glue-point="1" draw:end-shape="id35" draw:end-glue-point="3" svg:d="M21700 5444l2100 1100" svg:viewBox="0 0 2101 1101">
          <text:p/>
        </draw:connector>
        <draw:connector draw:style-name="gr4" draw:text-style-name="P1" draw:layer="layout" draw:type="line" svg:x1="21.7cm" svg:y1="5.444cm" svg:x2="23.8cm" svg:y2="3.985cm" draw:start-shape="id37" draw:start-glue-point="1" draw:end-shape="id38" draw:end-glue-point="3" svg:d="M21700 5444l2100-1459" svg:viewBox="0 0 2101 1460">
          <text:p/>
        </draw:connector>
        <draw:connector draw:style-name="gr4" draw:text-style-name="P1" draw:layer="layout" draw:type="line" svg:x1="16.5cm" svg:y1="5.533cm" svg:x2="18.7cm" svg:y2="5.444cm" draw:start-shape="id39" draw:start-glue-point="1" draw:end-shape="id40" draw:end-glue-point="3" svg:d="M16500 5533l2200-89" svg:viewBox="0 0 2201 90">
          <text:p/>
        </draw:connector>
        <draw:connector draw:style-name="gr4" draw:text-style-name="P1" draw:layer="layout" draw:type="line" svg:x1="16.5cm" svg:y1="5.533cm" svg:x2="18.7cm" svg:y2="4.133cm" draw:start-shape="id39" draw:start-glue-point="1" draw:end-shape="id41" draw:end-glue-point="3" svg:d="M16500 5533l2200-1400" svg:viewBox="0 0 2201 1401">
          <text:p/>
        </draw:connector>
        <draw:connector draw:style-name="gr4" draw:text-style-name="P1" draw:layer="layout" draw:type="line" svg:x1="16.5cm" svg:y1="5.533cm" svg:x2="18.7cm" svg:y2="6.733cm" draw:start-shape="id39" draw:start-glue-point="1" draw:end-shape="id42" draw:end-glue-point="3" svg:d="M16500 5533l2200 1200" svg:viewBox="0 0 2201 1201">
          <text:p/>
        </draw:connector>
        <draw:connector draw:style-name="gr4" draw:text-style-name="P1" draw:layer="layout" draw:type="line" svg:x1="16.5cm" svg:y1="6.822cm" svg:x2="18.7cm" svg:y2="5.444cm" draw:start-shape="id43" draw:start-glue-point="1" draw:end-shape="id40" draw:end-glue-point="3" svg:d="M16500 6822l2200-1378" svg:viewBox="0 0 2201 1379">
          <text:p/>
        </draw:connector>
        <draw:connector draw:style-name="gr4" draw:text-style-name="P1" draw:layer="layout" draw:type="line" svg:x1="16.5cm" svg:y1="6.822cm" svg:x2="18.7cm" svg:y2="8.004cm" draw:start-shape="id43" draw:start-glue-point="1" draw:end-shape="id44" draw:end-glue-point="3" svg:d="M16500 6822l2200 1182" svg:viewBox="0 0 2201 1183">
          <text:p/>
        </draw:connector>
        <draw:connector draw:style-name="gr4" draw:text-style-name="P1" draw:layer="layout" draw:type="line" svg:x1="16.5cm" svg:y1="6.822cm" svg:x2="18.7cm" svg:y2="6.733cm" draw:start-shape="id43" draw:start-glue-point="1" draw:end-shape="id42" draw:end-glue-point="3" svg:d="M16500 6822l2200-89" svg:viewBox="0 0 2201 90">
          <text:p/>
        </draw:connector>
        <draw:connector draw:style-name="gr4" draw:text-style-name="P1" draw:layer="layout" draw:type="line" svg:x1="16.5cm" svg:y1="8.093cm" svg:x2="18.7cm" svg:y2="8.004cm" draw:start-shape="id45" draw:start-glue-point="1" draw:end-shape="id44" draw:end-glue-point="3" svg:d="M16500 8093l2200-89" svg:viewBox="0 0 2201 90">
          <text:p/>
        </draw:connector>
        <draw:connector draw:style-name="gr4" draw:text-style-name="P1" draw:layer="layout" draw:type="line" svg:x1="16.5cm" svg:y1="8.093cm" svg:x2="18.7cm" svg:y2="6.733cm" draw:start-shape="id45" draw:start-glue-point="1" draw:end-shape="id42" draw:end-glue-point="3" svg:d="M16500 8093l2200-1360" svg:viewBox="0 0 2201 1361">
          <text:p/>
        </draw:connector>
        <draw:connector draw:style-name="gr4" draw:text-style-name="P1" draw:layer="layout" draw:type="line" svg:x1="16.5cm" svg:y1="8.093cm" svg:x2="18.7cm" svg:y2="9.274cm" draw:start-shape="id45" draw:start-glue-point="1" draw:end-shape="id46" draw:end-glue-point="3" svg:d="M16500 8093l2200 1181" svg:viewBox="0 0 2201 1182">
          <text:p/>
        </draw:connector>
        <draw:connector draw:style-name="gr4" draw:text-style-name="P1" draw:layer="layout" draw:type="line" svg:x1="16.5cm" svg:y1="9.363cm" svg:x2="18.7cm" svg:y2="8.004cm" draw:start-shape="id47" draw:start-glue-point="1" draw:end-shape="id44" draw:end-glue-point="3" svg:d="M16500 9363l2200-1359" svg:viewBox="0 0 2201 1360">
          <text:p/>
        </draw:connector>
        <draw:connector draw:style-name="gr4" draw:text-style-name="P1" draw:layer="layout" draw:type="line" svg:x1="16.5cm" svg:y1="9.363cm" svg:x2="18.7cm" svg:y2="9.274cm" draw:start-shape="id47" draw:start-glue-point="1" draw:end-shape="id46" draw:end-glue-point="3" svg:d="M16500 9363l2200-89" svg:viewBox="0 0 2201 90">
          <text:p/>
        </draw:connector>
        <draw:connector draw:style-name="gr4" draw:text-style-name="P1" draw:layer="layout" draw:type="line" svg:x1="16.5cm" svg:y1="9.363cm" svg:x2="18.7cm" svg:y2="10.544cm" draw:start-shape="id47" draw:start-glue-point="1" draw:end-shape="id48" draw:end-glue-point="3" svg:d="M16500 9363l2200 1181" svg:viewBox="0 0 2201 1182">
          <text:p/>
        </draw:connector>
        <draw:connector draw:style-name="gr4" draw:text-style-name="P1" draw:layer="layout" draw:type="line" svg:x1="13.9cm" svg:y1="6.822cm" svg:x2="16.1cm" svg:y2="6.822cm" draw:start-shape="id49" draw:start-glue-point="1" draw:end-shape="id43" draw:end-glue-point="3" svg:d="M13900 6822h2200" svg:viewBox="0 0 2201 1">
          <text:p/>
        </draw:connector>
        <draw:connector draw:style-name="gr4" draw:text-style-name="P1" draw:layer="layout" draw:type="line" svg:x1="13.9cm" svg:y1="8.093cm" svg:x2="16.1cm" svg:y2="8.093cm" draw:start-shape="id50" draw:start-glue-point="1" draw:end-shape="id45" draw:end-glue-point="3" svg:d="M13900 8093h2200" svg:viewBox="0 0 2201 1">
          <text:p/>
        </draw:connector>
        <draw:connector draw:style-name="gr4" draw:text-style-name="P1" draw:layer="layout" draw:type="line" svg:x1="13.9cm" svg:y1="9.363cm" svg:x2="16.1cm" svg:y2="9.363cm" draw:start-shape="id51" draw:start-glue-point="1" draw:end-shape="id47" draw:end-glue-point="3" svg:d="M13900 9363h2200" svg:viewBox="0 0 2201 1">
          <text:p/>
        </draw:connector>
        <draw:connector draw:style-name="gr4" draw:text-style-name="P1" draw:layer="layout" draw:type="line" svg:x1="13.9cm" svg:y1="6.822cm" svg:x2="16.1cm" svg:y2="5.533cm" draw:start-shape="id49" draw:start-glue-point="1" draw:end-shape="id39" draw:end-glue-point="3" svg:d="M13900 6822l2200-1289" svg:viewBox="0 0 2201 1290">
          <text:p/>
        </draw:connector>
        <draw:connector draw:style-name="gr4" draw:text-style-name="P1" draw:layer="layout" draw:type="line" svg:x1="13.9cm" svg:y1="6.822cm" svg:x2="16.1cm" svg:y2="8.093cm" draw:start-shape="id49" draw:start-glue-point="1" draw:end-shape="id45" draw:end-glue-point="3" svg:d="M13900 6822l2200 1271" svg:viewBox="0 0 2201 1272">
          <text:p/>
        </draw:connector>
        <draw:connector draw:style-name="gr4" draw:text-style-name="P1" draw:layer="layout" draw:type="line" svg:x1="13.9cm" svg:y1="8.093cm" svg:x2="16.1cm" svg:y2="6.822cm" draw:start-shape="id50" draw:start-glue-point="1" draw:end-shape="id43" draw:end-glue-point="3" svg:d="M13900 8093l2200-1271" svg:viewBox="0 0 2201 1272">
          <text:p/>
        </draw:connector>
        <draw:connector draw:style-name="gr4" draw:text-style-name="P1" draw:layer="layout" draw:type="line" svg:x1="13.9cm" svg:y1="8.093cm" svg:x2="16.1cm" svg:y2="9.363cm" draw:start-shape="id50" draw:start-glue-point="1" draw:end-shape="id47" draw:end-glue-point="3" svg:d="M13900 8093l2200 1270" svg:viewBox="0 0 2201 1271">
          <text:p/>
        </draw:connector>
        <draw:connector draw:style-name="gr4" draw:text-style-name="P1" draw:layer="layout" draw:type="line" svg:x1="13.9cm" svg:y1="9.363cm" svg:x2="16.1cm" svg:y2="8.093cm" draw:start-shape="id51" draw:start-glue-point="1" draw:end-shape="id45" draw:end-glue-point="3" svg:d="M13900 9363l2200-1270" svg:viewBox="0 0 2201 1271">
          <text:p/>
        </draw:connector>
        <draw:connector draw:style-name="gr4" draw:text-style-name="P1" draw:layer="layout" draw:type="line" svg:x1="19.1cm" svg:y1="5.444cm" svg:x2="21.3cm" svg:y2="5.444cm" draw:start-shape="id40" draw:start-glue-point="1" draw:end-shape="id37" draw:end-glue-point="3" svg:d="M19100 5444h2200" svg:viewBox="0 0 2201 1">
          <text:p/>
        </draw:connector>
        <draw:connector draw:style-name="gr4" draw:text-style-name="P1" draw:layer="layout" draw:type="line" svg:x1="19.1cm" svg:y1="4.133cm" svg:x2="21.3cm" svg:y2="5.444cm" draw:start-shape="id41" draw:start-glue-point="1" draw:end-shape="id37" draw:end-glue-point="3" svg:d="M19100 4133l2200 1311" svg:viewBox="0 0 2201 1312">
          <text:p/>
        </draw:connector>
        <draw:connector draw:style-name="gr4" draw:text-style-name="P1" draw:layer="layout" draw:type="line" svg:x1="19.1cm" svg:y1="6.733cm" svg:x2="21.3cm" svg:y2="5.444cm" draw:start-shape="id42" draw:start-glue-point="1" draw:end-shape="id37" draw:end-glue-point="3" svg:d="M19100 6733l2200-1289" svg:viewBox="0 0 2201 1290">
          <text:p/>
        </draw:connector>
        <draw:connector draw:style-name="gr4" draw:text-style-name="P1" draw:layer="layout" draw:type="line" svg:x1="19.1cm" svg:y1="5.444cm" svg:x2="21.3cm" svg:y2="6.733cm" draw:start-shape="id40" draw:start-glue-point="1" draw:end-shape="id36" draw:end-glue-point="3" svg:d="M19100 5444l2200 1289" svg:viewBox="0 0 2201 1290">
          <text:p/>
        </draw:connector>
        <draw:connector draw:style-name="gr4" draw:text-style-name="P1" draw:layer="layout" draw:type="line" svg:x1="19.1cm" svg:y1="6.733cm" svg:x2="21.3cm" svg:y2="6.733cm" draw:start-shape="id42" draw:start-glue-point="1" draw:end-shape="id36" draw:end-glue-point="3" svg:d="M19100 6733h2200" svg:viewBox="0 0 2201 1">
          <text:p/>
        </draw:connector>
        <draw:connector draw:style-name="gr4" draw:text-style-name="P1" draw:layer="layout" draw:type="line" svg:x1="19.1cm" svg:y1="6.733cm" svg:x2="21.3cm" svg:y2="8.004cm" draw:start-shape="id42" draw:start-glue-point="1" draw:end-shape="id33" draw:end-glue-point="3" svg:d="M19100 6733l2200 1271" svg:viewBox="0 0 2201 1272">
          <text:p/>
        </draw:connector>
        <draw:connector draw:style-name="gr4" draw:text-style-name="P1" draw:layer="layout" draw:type="line" svg:x1="19.1cm" svg:y1="8.004cm" svg:x2="21.3cm" svg:y2="8.004cm" draw:start-shape="id44" draw:start-glue-point="1" draw:end-shape="id33" draw:end-glue-point="3" svg:d="M19100 8004h2200" svg:viewBox="0 0 2201 1">
          <text:p/>
        </draw:connector>
        <draw:connector draw:style-name="gr4" draw:text-style-name="P1" draw:layer="layout" draw:type="line" svg:x1="19.1cm" svg:y1="8.004cm" svg:x2="21.3cm" svg:y2="6.733cm" draw:start-shape="id44" draw:start-glue-point="1" draw:end-shape="id36" draw:end-glue-point="3" svg:d="M19100 8004l2200-1271" svg:viewBox="0 0 2201 1272">
          <text:p/>
        </draw:connector>
        <draw:connector draw:style-name="gr4" draw:text-style-name="P1" draw:layer="layout" draw:type="line" svg:x1="19.1cm" svg:y1="8.004cm" svg:x2="21.3cm" svg:y2="9.274cm" draw:start-shape="id44" draw:start-glue-point="1" draw:end-shape="id31" draw:end-glue-point="3" svg:d="M19100 8004l2200 1270" svg:viewBox="0 0 2201 1271">
          <text:p/>
        </draw:connector>
        <draw:connector draw:style-name="gr4" draw:text-style-name="P1" draw:layer="layout" draw:type="line" svg:x1="19.1cm" svg:y1="9.274cm" svg:x2="21.3cm" svg:y2="9.274cm" draw:start-shape="id46" draw:start-glue-point="1" draw:end-shape="id31" draw:end-glue-point="3" svg:d="M19100 9274h2200" svg:viewBox="0 0 2201 1">
          <text:p/>
        </draw:connector>
        <draw:connector draw:style-name="gr4" draw:text-style-name="P1" draw:layer="layout" draw:type="line" svg:x1="19.1cm" svg:y1="9.274cm" svg:x2="21.3cm" svg:y2="8.004cm" draw:start-shape="id46" draw:start-glue-point="1" draw:end-shape="id33" draw:end-glue-point="3" svg:d="M19100 9274l2200-1270" svg:viewBox="0 0 2201 1271">
          <text:p/>
        </draw:connector>
        <draw:connector draw:style-name="gr4" draw:text-style-name="P1" draw:layer="layout" draw:type="line" svg:x1="19.1cm" svg:y1="9.274cm" svg:x2="21.3cm" svg:y2="10.544cm" draw:start-shape="id46" draw:start-glue-point="1" draw:end-shape="id29" draw:end-glue-point="3" svg:d="M19100 9274l2200 1270" svg:viewBox="0 0 2201 1271">
          <text:p/>
        </draw:connector>
        <draw:connector draw:style-name="gr4" draw:text-style-name="P1" draw:layer="layout" draw:type="line" svg:x1="19.1cm" svg:y1="10.544cm" svg:x2="21.3cm" svg:y2="10.544cm" draw:start-shape="id48" draw:start-glue-point="1" draw:end-shape="id29" draw:end-glue-point="3" svg:d="M19100 10544h2200" svg:viewBox="0 0 2201 1">
          <text:p/>
        </draw:connector>
        <draw:connector draw:style-name="gr4" draw:text-style-name="P1" draw:layer="layout" draw:type="line" svg:x1="19.1cm" svg:y1="10.544cm" svg:x2="21.3cm" svg:y2="9.274cm" draw:start-shape="id48" draw:start-glue-point="1" draw:end-shape="id31" draw:end-glue-point="3" svg:d="M19100 10544l2200-1270" svg:viewBox="0 0 2201 1271">
          <text:p/>
        </draw:connector>
        <draw:connector draw:style-name="gr4" draw:text-style-name="P1" draw:layer="layout" draw:type="line" svg:x1="19.1cm" svg:y1="10.544cm" svg:x2="21.3cm" svg:y2="11.855cm" draw:start-shape="id48" draw:start-glue-point="1" draw:end-shape="id13" draw:end-glue-point="3" svg:d="M19100 10544l2200 1311" svg:viewBox="0 0 2201 1312">
          <text:p/>
        </draw:connector>
        <draw:connector draw:style-name="gr4" draw:text-style-name="P1" draw:layer="layout" draw:type="line" svg:x1="24.2cm" svg:y1="6.544cm" svg:x2="26.2cm" svg:y2="6.733cm" draw:start-shape="id35" draw:start-glue-point="1" draw:end-shape="id52" draw:end-glue-point="3" svg:d="M24200 6544l2000 189" svg:viewBox="0 0 2001 190">
          <text:p/>
        </draw:connector>
        <draw:connector draw:style-name="gr4" draw:text-style-name="P1" draw:layer="layout" draw:type="line" svg:x1="24.2cm" svg:y1="6.544cm" svg:x2="26.2cm" svg:y2="5.444cm" draw:start-shape="id35" draw:start-glue-point="1" draw:end-shape="id53" draw:end-glue-point="3" svg:d="M24200 6544l2000-1100" svg:viewBox="0 0 2001 1101">
          <text:p/>
        </draw:connector>
        <draw:connector draw:style-name="gr4" draw:text-style-name="P1" draw:layer="layout" draw:type="line" svg:x1="24.2cm" svg:y1="6.544cm" svg:x2="26.2cm" svg:y2="8.004cm" draw:start-shape="id35" draw:start-glue-point="1" draw:end-shape="id54" draw:end-glue-point="3" svg:d="M24200 6544l2000 1460" svg:viewBox="0 0 2001 1461">
          <text:p/>
        </draw:connector>
        <draw:connector draw:style-name="gr4" draw:text-style-name="P1" draw:layer="layout" draw:type="line" svg:x1="24.2cm" svg:y1="7.855cm" svg:x2="26.2cm" svg:y2="8.004cm" draw:start-shape="id32" draw:start-glue-point="1" draw:end-shape="id54" draw:end-glue-point="3" svg:d="M24200 7855l2000 149" svg:viewBox="0 0 2001 150">
          <text:p/>
        </draw:connector>
        <draw:connector draw:style-name="gr4" draw:text-style-name="P1" draw:layer="layout" draw:type="line" svg:x1="24.2cm" svg:y1="7.855cm" svg:x2="26.2cm" svg:y2="6.733cm" draw:start-shape="id32" draw:start-glue-point="1" draw:end-shape="id52" draw:end-glue-point="3" svg:d="M24200 7855l2000-1122" svg:viewBox="0 0 2001 1123">
          <text:p/>
        </draw:connector>
        <draw:connector draw:style-name="gr4" draw:text-style-name="P1" draw:layer="layout" draw:type="line" svg:x1="24.2cm" svg:y1="9.274cm" svg:x2="26.2cm" svg:y2="10.544cm" draw:start-shape="id30" draw:start-glue-point="1" draw:end-shape="id55" draw:end-glue-point="3" svg:d="M24200 9274l2000 1270" svg:viewBox="0 0 2001 1271">
          <text:p/>
        </draw:connector>
        <draw:connector draw:style-name="gr4" draw:text-style-name="P1" draw:layer="layout" draw:type="line" svg:x1="24.2cm" svg:y1="10.544cm" svg:x2="26.2cm" svg:y2="10.544cm" draw:start-shape="id28" draw:start-glue-point="1" draw:end-shape="id55" draw:end-glue-point="3" svg:d="M24200 10544h2000" svg:viewBox="0 0 2001 1">
          <text:p/>
        </draw:connector>
        <draw:connector draw:style-name="gr4" draw:text-style-name="P1" draw:layer="layout" draw:type="line" svg:x1="24.2cm" svg:y1="9.274cm" svg:x2="26.2cm" svg:y2="8.004cm" draw:start-shape="id30" draw:start-glue-point="1" draw:end-shape="id54" draw:end-glue-point="3" svg:d="M24200 9274l2000-1270" svg:viewBox="0 0 2001 1271">
          <text:p/>
        </draw:connector>
        <draw:connector draw:style-name="gr4" draw:text-style-name="P1" draw:layer="layout" draw:type="line" svg:x1="24.2cm" svg:y1="13.166cm" svg:x2="26.2cm" svg:y2="13.166cm" draw:start-shape="id26" draw:start-glue-point="1" draw:end-shape="id56" draw:end-glue-point="3" svg:d="M24200 13166h2000" svg:viewBox="0 0 2001 1">
          <text:p/>
        </draw:connector>
        <draw:connector draw:style-name="gr4" draw:text-style-name="P1" draw:layer="layout" draw:type="line" svg:x1="24.2cm" svg:y1="11.855cm" svg:x2="26.2cm" svg:y2="13.166cm" draw:start-shape="id27" draw:start-glue-point="1" draw:end-shape="id56" draw:end-glue-point="3" svg:d="M24200 11855l2000 1311" svg:viewBox="0 0 2001 1312">
          <text:p/>
        </draw:connector>
        <draw:connector draw:style-name="gr4" draw:text-style-name="P1" draw:layer="layout" draw:type="line" svg:x1="24.2cm" svg:y1="14.455cm" svg:x2="26.2cm" svg:y2="13.166cm" draw:start-shape="id25" draw:start-glue-point="1" draw:end-shape="id56" draw:end-glue-point="3" svg:d="M24200 14455l2000-1289" svg:viewBox="0 0 2001 1290">
          <text:p/>
        </draw:connector>
        <draw:connector draw:style-name="gr4" draw:text-style-name="P1" draw:layer="layout" draw:type="line" svg:x1="24.2cm" svg:y1="13.166cm" svg:x2="26.2cm" svg:y2="14.455cm" draw:start-shape="id26" draw:start-glue-point="1" draw:end-shape="id57" draw:end-glue-point="3" svg:d="M24200 13166l2000 1289" svg:viewBox="0 0 2001 1290">
          <text:p/>
        </draw:connector>
        <draw:connector draw:style-name="gr4" draw:text-style-name="P1" draw:layer="layout" draw:type="line" svg:x1="24.2cm" svg:y1="14.455cm" svg:x2="26.2cm" svg:y2="14.455cm" draw:start-shape="id25" draw:start-glue-point="1" draw:end-shape="id57" draw:end-glue-point="3" svg:d="M24200 14455h2000" svg:viewBox="0 0 2001 1">
          <text:p/>
        </draw:connector>
        <draw:connector draw:style-name="gr4" draw:text-style-name="P1" draw:layer="layout" draw:type="line" svg:x1="24.2cm" svg:y1="14.455cm" svg:x2="26.2cm" svg:y2="15.726cm" draw:start-shape="id25" draw:start-glue-point="1" draw:end-shape="id58" draw:end-glue-point="3" svg:d="M24200 14455l2000 1271" svg:viewBox="0 0 2001 1272">
          <text:p/>
        </draw:connector>
        <draw:connector draw:style-name="gr4" draw:text-style-name="P1" draw:layer="layout" draw:type="line" svg:x1="24.2cm" svg:y1="15.726cm" svg:x2="26.2cm" svg:y2="15.726cm" draw:start-shape="id23" draw:start-glue-point="1" draw:end-shape="id58" draw:end-glue-point="3" svg:d="M24200 15726h2000" svg:viewBox="0 0 2001 1">
          <text:p/>
        </draw:connector>
        <draw:connector draw:style-name="gr4" draw:text-style-name="P1" draw:layer="layout" draw:type="line" svg:x1="24.2cm" svg:y1="15.726cm" svg:x2="26.2cm" svg:y2="14.455cm" draw:start-shape="id23" draw:start-glue-point="1" draw:end-shape="id57" draw:end-glue-point="3" svg:d="M24200 15726l2000-1271" svg:viewBox="0 0 2001 1272">
          <text:p/>
        </draw:connector>
        <draw:connector draw:style-name="gr4" draw:text-style-name="P1" draw:layer="layout" draw:type="line" svg:x1="24.2cm" svg:y1="16.996cm" svg:x2="26.2cm" svg:y2="16.996cm" draw:start-shape="id22" draw:start-glue-point="1" draw:end-shape="id59" draw:end-glue-point="3" svg:d="M24200 16996h2000" svg:viewBox="0 0 2001 1">
          <text:p/>
        </draw:connector>
        <draw:connector draw:style-name="gr4" draw:text-style-name="P1" draw:layer="layout" draw:type="line" svg:x1="24.2cm" svg:y1="16.996cm" svg:x2="26.2cm" svg:y2="15.726cm" draw:start-shape="id22" draw:start-glue-point="1" draw:end-shape="id58" draw:end-glue-point="3" svg:d="M24200 16996l2000-1270" svg:viewBox="0 0 2001 1271">
          <text:p/>
        </draw:connector>
        <draw:connector draw:style-name="gr4" draw:text-style-name="P1" draw:layer="layout" draw:type="line" svg:x1="24.2cm" svg:y1="16.996cm" svg:x2="26.2cm" svg:y2="18.266cm" draw:start-shape="id22" draw:start-glue-point="1" draw:end-shape="id60" draw:end-glue-point="3" svg:d="M24200 16996l2000 1270" svg:viewBox="0 0 2001 1271">
          <text:p/>
        </draw:connector>
        <draw:connector draw:style-name="gr4" draw:text-style-name="P1" draw:layer="layout" draw:type="line" svg:x1="24.2cm" svg:y1="18.266cm" svg:x2="26.2cm" svg:y2="18.266cm" draw:start-shape="id24" draw:start-glue-point="1" draw:end-shape="id60" draw:end-glue-point="3" svg:d="M24200 18266h2000" svg:viewBox="0 0 2001 1">
          <text:p/>
        </draw:connector>
        <draw:connector draw:style-name="gr4" draw:text-style-name="P1" draw:layer="layout" draw:type="line" svg:x1="24.2cm" svg:y1="18.266cm" svg:x2="26.2cm" svg:y2="16.996cm" draw:start-shape="id24" draw:start-glue-point="1" draw:end-shape="id59" draw:end-glue-point="3" svg:d="M24200 18266l2000-1270" svg:viewBox="0 0 2001 1271">
          <text:p/>
        </draw:connector>
        <draw:connector draw:style-name="gr4" draw:text-style-name="P1" draw:layer="layout" draw:type="line" svg:x1="26.6cm" svg:y1="18.266cm" svg:x2="28.4cm" svg:y2="19.655cm" draw:start-shape="id60" draw:start-glue-point="1" draw:end-shape="id61" draw:end-glue-point="3" svg:d="M26600 18266l1800 1389" svg:viewBox="0 0 1801 1390">
          <text:p/>
        </draw:connector>
        <draw:connector draw:style-name="gr4" draw:text-style-name="P1" draw:layer="layout" draw:type="line" svg:x1="26.6cm" svg:y1="18.266cm" svg:x2="28.4cm" svg:y2="18.344cm" draw:start-shape="id60" draw:start-glue-point="1" draw:end-shape="id62" draw:end-glue-point="3" svg:d="M26600 18266l1800 78" svg:viewBox="0 0 1801 79">
          <text:p/>
        </draw:connector>
        <draw:connector draw:style-name="gr4" draw:text-style-name="P1" draw:layer="layout" draw:type="line" svg:x1="26.6cm" svg:y1="16.996cm" svg:x2="28.4cm" svg:y2="18.344cm" draw:start-shape="id59" draw:start-glue-point="1" draw:end-shape="id62" draw:end-glue-point="3" svg:d="M26600 16996l1800 1348" svg:viewBox="0 0 1801 1349">
          <text:p/>
        </draw:connector>
        <draw:connector draw:style-name="gr4" draw:text-style-name="P1" draw:layer="layout" draw:type="line" svg:x1="26.6cm" svg:y1="16.996cm" svg:x2="28.4cm" svg:y2="15.715cm" draw:start-shape="id59" draw:start-glue-point="1" draw:end-shape="id63" draw:end-glue-point="3" svg:d="M26600 16996l1800-1281" svg:viewBox="0 0 1801 1282">
          <text:p/>
        </draw:connector>
        <draw:connector draw:style-name="gr4" draw:text-style-name="P1" draw:layer="layout" draw:type="line" svg:x1="26.6cm" svg:y1="15.726cm" svg:x2="28.4cm" svg:y2="15.715cm" draw:start-shape="id58" draw:start-glue-point="1" draw:end-shape="id63" draw:end-glue-point="3" svg:d="M26600 15726l1800-11" svg:viewBox="0 0 1801 12">
          <text:p/>
        </draw:connector>
        <draw:connector draw:style-name="gr4" draw:text-style-name="P1" draw:layer="layout" draw:type="line" svg:x1="26.6cm" svg:y1="15.726cm" svg:x2="28.4cm" svg:y2="14.444cm" draw:start-shape="id58" draw:start-glue-point="1" draw:end-shape="id64" draw:end-glue-point="3" svg:d="M26600 15726l1800-1282" svg:viewBox="0 0 1801 1283">
          <text:p/>
        </draw:connector>
        <draw:connector draw:style-name="gr4" draw:text-style-name="P1" draw:layer="layout" draw:type="line" svg:x1="26.6cm" svg:y1="14.455cm" svg:x2="28.4cm" svg:y2="14.444cm" draw:start-shape="id57" draw:start-glue-point="1" draw:end-shape="id64" draw:end-glue-point="3" svg:d="M26600 14455l1800-11" svg:viewBox="0 0 1801 12">
          <text:p/>
        </draw:connector>
        <draw:connector draw:style-name="gr4" draw:text-style-name="P1" draw:layer="layout" draw:type="line" svg:x1="26.6cm" svg:y1="13.166cm" svg:x2="28.4cm" svg:y2="13.155cm" draw:start-shape="id56" draw:start-glue-point="1" draw:end-shape="id65" draw:end-glue-point="3" svg:d="M26600 13166l1800-11" svg:viewBox="0 0 1801 12">
          <text:p/>
        </draw:connector>
        <draw:connector draw:style-name="gr4" draw:text-style-name="P1" draw:layer="layout" draw:type="line" svg:x1="26.6cm" svg:y1="13.166cm" svg:x2="28.4cm" svg:y2="14.444cm" draw:start-shape="id56" draw:start-glue-point="1" draw:end-shape="id64" draw:end-glue-point="3" svg:d="M26600 13166l1800 1278" svg:viewBox="0 0 1801 1279">
          <text:p/>
        </draw:connector>
        <draw:connector draw:style-name="gr4" draw:text-style-name="P1" draw:layer="layout" draw:type="line" svg:x1="26.6cm" svg:y1="14.455cm" svg:x2="28.4cm" svg:y2="13.155cm" draw:start-shape="id57" draw:start-glue-point="1" draw:end-shape="id65" draw:end-glue-point="3" svg:d="M26600 14455l1800-1300" svg:viewBox="0 0 1801 1301">
          <text:p/>
        </draw:connector>
        <draw:connector draw:style-name="gr4" draw:text-style-name="P1" draw:layer="layout" draw:type="line" svg:x1="26.6cm" svg:y1="14.455cm" svg:x2="28.4cm" svg:y2="15.715cm" draw:start-shape="id57" draw:start-glue-point="1" draw:end-shape="id63" draw:end-glue-point="3" svg:d="M26600 14455l1800 1260" svg:viewBox="0 0 1801 1261">
          <text:p/>
        </draw:connector>
        <draw:line draw:style-name="gr5" draw:text-style-name="P1" draw:layer="layout" svg:x1="-0.05cm" svg:y1="15.801cm" svg:x2="6.05cm" svg:y2="15.801cm">
          <text:p/>
        </draw:line>
        <draw:frame draw:style-name="gr6" draw:text-style-name="P2" draw:layer="layout" svg:width="4.9cm" svg:height="4.351cm" svg:x="0.35cm" svg:y="14.15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55cm" svg:y1="15.801cm" svg:x2="3.15cm" svg:y2="15.801cm">
          <text:p/>
        </draw:line>
        <draw:custom-shape draw:style-name="gr8" draw:text-style-name="P1" draw:layer="layout" svg:width="4.5cm" svg:height="4.5cm" svg:x="2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9:20:37.841353506</dc:date>
    <dc:creator>rete </dc:creator>
    <meta:editing-duration>PT2H26M20S</meta:editing-duration>
    <meta:editing-cycles>5</meta:editing-cycles>
    <meta:generator>LibreOffice/4.3.3.2$Linux_x86 LibreOffice_project/430m0$Build-2</meta:generator>
    <meta:document-statistic meta:object-count="211"/>
  </office:meta>
</office:document-meta>
</file>